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0.28mm"/>
    </style:style>
    <style:style style:name="co3" style:family="table-column">
      <style:table-column-properties fo:break-before="auto" style:column-width="13.53mm"/>
    </style:style>
    <style:style style:name="co4" style:family="table-column">
      <style:table-column-properties fo:break-before="auto" style:column-width="16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order-left="0.99pt solid #000000" fo:border-right="0.06pt solid #000000" fo:border-top="0.06pt solid #000000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99pt solid #000000" fo:border-left="0.06pt solid #000000" fo:border-right="0.99pt solid #000000" fo:border-top="0.06pt solid #000000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9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20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98.78mm" svg:height="77.56mm" svg:x="83.2mm" svg:y="12.45mm">
            <loext:p draw:notify-on-update-of-ranges="Лист1.A1:Лист1.A1 Лист1.C1:Лист1.F1 Лист1.A2:Лист1.B2 Лист1.C2:Лист1.F2 Лист1.C1:Лист1.F1 Лист1.C3:Лист1.F3 Лист1.C1:Лист1.F1 Лист1.C4:Лист1.F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7"/>
        <table:table-column table:style-name="co3" table:number-columns-repeated="3" table:default-cell-style-name="ce12"/>
        <table:table-column table:style-name="co4" table:default-cell-style-name="ce19"/>
        <table:table-column table:style-name="co5" table:default-cell-style-name="ce21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С, нФ</text:p>
          </table:table-cell>
          <table:covered-table-cell table:style-name="ce6"/>
          <table:table-cell table:style-name="ce11" office:value-type="float" office:value="4.7" calcext:value-type="float">
            <text:p>4,7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70" calcext:value-type="float">
            <text:p>470</text:p>
          </table:table-cell>
          <table:table-cell table:style-name="ce18" table:formula="of:=FORECAST([.F2];[.C1:.E1];[.C2:.E2])" office:value-type="float" office:value="16.8167390184681" calcext:value-type="float">
            <text:p>17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t, мс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/>
          <table:table-cell table:style-name="ce22"/>
        </table:table-row>
        <table:table-row table:style-name="ro1">
          <table:covered-table-cell table:style-name="ce2"/>
          <table:table-cell office:value-type="percentage" office:value="0.05" calcext:value-type="percentage">
            <text:p>5%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2"/>
        </table:table-row>
        <table:table-row table:style-name="ro1">
          <table:covered-table-cell table:style-name="ce2"/>
          <table:table-cell office:value-type="percentage" office:value="0.1" calcext:value-type="percentage">
            <text:p>10%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3500" calcext:value-type="float">
            <text:p>350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4">
            <text:p>I, нA</text:p>
          </table:table-cell>
          <table:covered-table-cell table:style-name="ce8"/>
          <table:table-cell table:style-name="ce13" table:formula="of:=1000*[.C$1]*[.$B$2]*5/[.C2]" office:value-type="float" office:value="47" calcext:value-type="float">
            <text:p>47,0</text:p>
          </table:table-cell>
          <table:table-cell table:style-name="ce13" table:formula="of:=1000*[.D$1]*[.$B2]*5/[.D2]" office:value-type="float" office:value="55" calcext:value-type="float">
            <text:p>55,0</text:p>
          </table:table-cell>
          <table:table-cell table:style-name="ce13" table:formula="of:=1000*[.E$1]*[.$B2]*5/[.E2]" office:value-type="float" office:value="39.1666666666667" calcext:value-type="float">
            <text:p>39,2</text:p>
          </table:table-cell>
          <table:table-cell table:style-name="ce20" table:formula="of:=1000*[.F$1]*[.$B2]*5/[.F2]" office:value-type="float" office:value="56.055796728227" calcext:value-type="float">
            <text:p>56,1</text:p>
          </table:table-cell>
          <table:table-cell table:number-columns-repeated="3"/>
        </table:table-row>
        <table:table-row table:style-name="ro1">
          <table:covered-table-cell/>
          <table:covered-table-cell table:style-name="ce9"/>
          <table:table-cell table:style-name="ce13" table:formula="of:=1000*[.C$1]*[.$B3]*5/[.C3]" office:value-type="float" office:value="47" calcext:value-type="float">
            <text:p>47,0</text:p>
          </table:table-cell>
          <table:table-cell table:style-name="ce13" table:formula="of:=1000*[.D$1]*[.$B3]*5/[.D3]" office:value-type="float" office:value="55" calcext:value-type="float">
            <text:p>55,0</text:p>
          </table:table-cell>
          <table:table-cell table:style-name="ce13" table:formula="of:=1000*[.E$1]*[.$B3]*5/[.E3]" office:value-type="float" office:value="78.3333333333333" calcext:value-type="float">
            <text:p>78,3</text:p>
          </table:table-cell>
          <table:table-cell table:style-name="ce20" table:formula="of:=1000*[.F$1]*[.$B3]*5/[.F3]" office:value-type="float" office:value="52.5523094327128" calcext:value-type="float">
            <text:p>52,6</text:p>
          </table:table-cell>
          <table:table-cell table:number-columns-repeated="3"/>
        </table:table-row>
        <table:table-row table:style-name="ro1">
          <table:covered-table-cell/>
          <table:covered-table-cell table:style-name="ce9"/>
          <table:table-cell table:style-name="ce13" table:formula="of:=1000*[.C$1]*[.$B4]*5/[.C4]" office:value-type="float" office:value="47" calcext:value-type="float">
            <text:p>47,0</text:p>
          </table:table-cell>
          <table:table-cell table:style-name="ce13" table:formula="of:=1000*[.D$1]*[.$B4]*5/[.D4]" office:value-type="float" office:value="41.25" calcext:value-type="float">
            <text:p>41,3</text:p>
          </table:table-cell>
          <table:table-cell table:style-name="ce13" table:formula="of:=1000*[.E$1]*[.$B4]*5/[.E4]" office:value-type="float" office:value="67.1428571428571" calcext:value-type="float">
            <text:p>67,1</text:p>
          </table:table-cell>
          <table:table-cell table:style-name="ce20" table:formula="of:=1000*[.F$1]*[.$B4]*5/[.F4]" office:value-type="float" office:value="56.055796728227" calcext:value-type="float">
            <text:p>56,1</text:p>
          </table:table-cell>
          <table:table-cell table:number-columns-repeated="3"/>
        </table:table-row>
        <table:table-row table:style-name="ro1">
          <table:covered-table-cell/>
          <table:covered-table-cell table:style-name="ce9"/>
          <table:table-cell table:style-name="ce14" table:formula="of:=AVERAGE([.C5:.C7];[.E5];[.D5:.D7])" office:value-type="float" office:value="47.3452380952381" calcext:value-type="float" table:number-columns-spanned="4" table:number-rows-spanned="1">
            <text:p>47,3</text:p>
          </table:table-cell>
          <table:covered-table-cell table:number-columns-repeated="2" table:style-name="ce16"/>
          <table:covered-table-cell table:style-name="ce9"/>
          <table:table-cell table:number-columns-repeated="3"/>
        </table:table-row>
        <table:table-row table:style-name="ro2">
          <table:table-cell table:style-name="ce5" office:value-type="string" calcext:value-type="string" table:number-columns-spanned="2" table:number-rows-spanned="1">
            <text:p>R<text:span text:style-name="T1">DA2 </text:span><text:span text:style-name="T2">, МОм</text:span></text:p>
          </table:table-cell>
          <table:covered-table-cell table:style-name="ce10"/>
          <table:table-cell table:style-name="ce15" table:formula="of:=5000/[.C8]" office:value-type="float" office:value="105.607241639427" calcext:value-type="float" table:number-columns-spanned="4" table:number-rows-spanned="1">
            <text:p>105,6</text:p>
          </table:table-cell>
          <table:covered-table-cell table:number-columns-repeated="2" table:style-name="ce17"/>
          <table:covered-table-cell table:style-name="ce10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.00.0000</text:date>, <text:time style:data-style-name="N2" text:time-value="14:06:56.19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1:24:17.546000000</meta:creation-date>
    <dc:date>2016-05-30T14:10:13.984000000</dc:date>
    <meta:editing-duration>PT17M43S</meta:editing-duration>
    <meta:editing-cycles>6</meta:editing-cycles>
    <meta:generator>LibreOffice/5.1.1.3$Windows_x86 LibreOffice_project/89f508ef3ecebd2cfb8e1def0f0ba9a803b88a6d</meta:generator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4586"/>
    </style:style>
    <style:style style:name="ch8" style:family="chart">
      <style:chart-properties chart:solid-type="cuboid" chart:symbol-type="named-symbol" chart:symbol-name="circle" chart:symbol-width="0.25cm" chart:symbol-height="0.25cm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ff420e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879cm" svg:height="7.757cm" xlink:href=".." xlink:type="simple" chart:class="chart:scatter" chart:style-name="ch1">
        <chart:legend chart:legend-position="bottom" svg:x="1.344cm" svg:y="5.978cm" style:legend-expansion="wide" chart:style-name="ch2"/>
        <chart:plot-area chart:style-name="ch3" table:cell-range-address="Лист1.A1:Лист1.A2 Лист1.C1:Лист1.F4 Лист1.A2:Лист1.B2 Лист1.B3:Лист1.B4" chart:data-source-has-labels="both" svg:x="0.197cm" svg:y="0.155cm" svg:width="9.485cm" svg:height="5.668cm">
          <chartooo:coordinate-region svg:x="1.189cm" svg:y="0.354cm" svg:width="8.213cm" svg:height="4.822cm"/>
          <chart:axis chart:dimension="x" chart:name="primary-x" chart:style-name="ch4" chartooo:axis-type="auto">
            <chart:categories table:cell-range-address="Лист1.A1:Лист1.A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C2:Лист1.F2" chart:label-cell-address="Лист1.A2:Лист1.B2" chart:class="chart:scatter">
            <chart:domain table:cell-range-address="Лист1.C1:Лист1.F1"/>
            <chart:regression-curve chart:style-name="ch7"/>
            <chart:data-point chart:repeated="2"/>
            <chart:data-point chart:style-name="ch8"/>
            <chart:data-point/>
          </chart:series>
          <chart:series chart:style-name="ch9" chart:values-cell-range-address="Лист1.C3:Лист1.F3" chart:label-cell-address="Лист1.A2:Лист1.A2 Лист1.B3:Лист1.B3" chart:class="chart:scatter">
            <chart:regression-curve chart:style-name="ch10"/>
            <chart:data-point chart:repeated="4"/>
          </chart:series>
          <chart:series chart:style-name="ch11" chart:values-cell-range-address="Лист1.C4:Лист1.F4" chart:label-cell-address="Лист1.A2:Лист1.A2 Лист1.B4:Лист1.B4" chart:class="chart:scatter">
            <chart:regression-curve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рока 1</text:p>
              </table:table-cell>
              <table:table-cell office:value-type="string">
                <text:p>t, мс 1%</text:p>
                <text:list>
                  <text:list-item>
                    <text:p>t, мс</text:p>
                  </text:list-item>
                  <text:list-item>
                    <text:p>1%</text:p>
                  </text:list-item>
                </text:list>
                <draw:g>
                  <svg:desc>Лист1.A2:Лист1.B2</svg:desc>
                </draw:g>
              </table:table-cell>
              <table:table-cell office:value-type="string">
                <text:p>t, мс 5%</text:p>
                <text:list>
                  <text:list-item>
                    <text:p>t, мс</text:p>
                  </text:list-item>
                  <text:list-item>
                    <text:p>5%</text:p>
                  </text:list-item>
                </text:list>
                <draw:g>
                  <svg:desc>Лист1.A2:Лист1.A2 Лист1.B3:Лист1.B3</svg:desc>
                </draw:g>
              </table:table-cell>
              <table:table-cell office:value-type="string">
                <text:p>t, мс 10%</text:p>
                <text:list>
                  <text:list-item>
                    <text:p>t, мс</text:p>
                  </text:list-item>
                  <text:list-item>
                    <text:p>10%</text:p>
                  </text:list-item>
                </text:list>
                <draw:g>
                  <svg:desc>Лист1.A2:Лист1.A2 Лист1.B4:Лист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С, нФ</text:p>
                <draw:g>
                  <svg:desc>Лист1.A1:Лист1.A1</svg:desc>
                </draw:g>
              </table:table-cell>
              <table:table-cell office:value-type="float" office:value="4.7">
                <text:p>4.7</text:p>
                <draw:g>
                  <svg:desc>Лист1.C1:Лист1.F1</svg:desc>
                </draw:g>
              </table:table-cell>
              <table:table-cell office:value-type="float" office:value="5">
                <text:p>5</text:p>
                <draw:g>
                  <svg:desc>Лист1.C2:Лист1.F2</svg:desc>
                </draw:g>
              </table:table-cell>
              <table:table-cell office:value-type="float" office:value="25">
                <text:p>25</text:p>
                <draw:g>
                  <svg:desc>Лист1.C3:Лист1.F3</svg:desc>
                </draw:g>
              </table:table-cell>
              <table:table-cell office:value-type="float" office:value="50">
                <text:p>50</text:p>
                <draw:g>
                  <svg:desc>Лист1.C4:Лист1.F4</svg:desc>
                </draw:g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470">
                <text:p>470</text:p>
              </table:table-cell>
              <table:table-cell office:value-type="float" office:value="600">
                <text:p>600</text:p>
              </table:table-cell>
              <table:table-cell office:value-type="float" office:value="1500">
                <text:p>15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/>
              <table:table-cell office:value-type="float" office:value="16.8167390184681">
                <text:p>16.8167390184681</text:p>
              </table:table-cell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